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xed Raster Content:</text:p>
      <text:p text:style-name="P1"/>
      <text:p text:style-name="P2"><text:tab/>-Es gibt Text und Bilder</text:p>
      <text:p text:style-name="P2"><text:tab/>-Beides wird verschieden komprimiert</text:p>
      <text:p text:style-name="P2"><text:tab/>-&gt; Multi Layer Compression</text:p>
      <text:p text:style-name="P2"><text:tab/>-PDF / JPM(JPEG2000 MRC)</text:p>
      <text:p text:style-name="P2"><text:tab/>-Zur Archivierung:</text:p>
      <text:p text:style-name="P2"><text:tab/><text:tab/>-Muss auf Farbprofil achten</text:p>
      <text:p text:style-name="P2"><text:tab/><text:tab/>-und auf Fonts, bei PDF sind Fonts eingebettet</text:p>
      <text:p text:style-name="P2"><text:tab/>-Identifizieren wo auf ner Seite Bild / Text is</text:p>
      <text:p text:style-name="P2"><text:tab/><text:tab/>-Quantisierte Version mit Original vergleichen (irgendwie...)</text:p>
      <text:p text:style-name="P2"><text:tab/><text:tab/>-&gt; Text wegmachen</text:p>
      <text:p text:style-name="P2"><text:tab/><text:tab/>-&gt; Nur Text nehmen</text:p>
      <text:p text:style-name="P2"><text:tab/><text:tab/>-&gt; Farben anschauen</text:p>
      <text:p text:style-name="P2"><text:tab/>-3 Ebenen:</text:p>
      <text:p text:style-name="P2"><text:tab/><text:tab/>-TextFarbe (normales Bild am besten mit RLE oder so)</text:p>
      <text:p text:style-name="P2"><text:tab/><text:tab/>-Maske mit Textform (Bitonal)</text:p>
      <text:p text:style-name="P2"><text:tab/><text:tab/>-Hintergrund mit Bildern (normale Bilder halt...)</text:p>
      <text:p text:style-name="P2"><text:tab/>-Schlimmer wenn Text als Bild komptimiert wird als andersrum</text:p>
      <text:p text:style-name="P2"><text:tab/><text:tab/>-Text muss lesbar sein</text:p>
      <text:p text:style-name="P2"><text:tab/>-Manche Pixel Doppelt, ist aber egal, weil die kompression so stark gemacht werden kann</text:p>
      <text:p text:style-name="P2"><text:tab/>-TextFarben Wachsen lassen und dannach verwischen um randartefakte zu vermeiden</text:p>
      <text:p text:style-name="P2"/>
      <text:p text:style-name="P2">Bei der Quantisierung:</text:p>
      <text:p text:style-name="P2"><text:tab/>-Grauwerte -&gt; Tiefpass und verkleinerung </text:p>
      <text:p text:style-name="P2"><text:tab/>- "Morphologische Dynamikanalyse"(z.B. Varianz ausrechnen)</text:p>
      <text:p text:style-name="P2"><text:tab/>-Bestimmung lokal verschiedener Schwellwerte</text:p>
      <text:p text:style-name="P2"><text:tab/>-Fortsetzung bestimmter Schwellwerte in Bereichen mit eringer dynamik</text:p>
      <text:p text:style-name="P2"><text:tab/>-Binarisierung mit Schwellwerten</text:p>
      <text:p text:style-name="P2">Textdetektion:</text:p>
      <text:p text:style-name="P2"><text:tab/>-Teile die definitiv kein text sind löschen</text:p>
      <text:p text:style-name="P2"><text:tab/>-Inverser Text invertieren</text:p>
      <text:p text:style-name="P2">Textfarbe:</text:p>
      <text:p text:style-name="P2"><text:tab/>-Maske erstellen (in form von text)</text:p>
      <text:p text:style-name="P2"><text:tab/>-Maske ausdünnen mit erosionsfilt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7M15S</meta:editing-duration>
    <meta:editing-cycles>20</meta:editing-cycles>
    <meta:generator>OpenOffice.org/3.4.1$Win32 OpenOffice.org_project/341m1$Build-9593</meta:generator>
    <dc:date>2014-07-08T14:13:53.44</dc:date>
    <meta:document-statistic meta:table-count="0" meta:image-count="0" meta:object-count="0" meta:page-count="1" meta:paragraph-count="33" meta:word-count="167" meta:character-count="1240"/>
    <meta:user-defined meta:name="Info 1"/>
    <meta:user-defined meta:name="Info 2"/>
    <meta:user-defined meta:name="Info 3"/>
    <meta:user-defined meta:name="Info 4"/>
  </office:meta>
</office:document-meta>
</file>